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9900" draw:marker-end="Arrow" draw:marker-end-width="0.1cm" draw:fill="none" draw:textarea-vertical-align="middle"/>
    </style:style>
    <style:style style:name="gr4" style:family="graphic" style:parent-style-name="objectwithoutfill">
      <style:graphic-properties svg:stroke-color="#0000cc" draw:marker-end="Arrow" draw:marker-end-width="0.1cm" draw:fill="none" draw:textarea-vertical-align="middle"/>
    </style:style>
    <style:style style:name="gr5" style:family="graphic" style:parent-style-name="objectwithoutfill">
      <style:graphic-properties svg:stroke-color="#cc0000" draw:marker-end="Arrow" draw:marker-end-width="0.1cm" draw:fill="none" draw:textarea-vertical-align="middle"/>
    </style:style>
    <style:style style:name="gr6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3cm" svg:height="4cm" svg:x="0cm" svg:y="0.0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4cm" svg:x="0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4cm" svg:x="1.4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4cm" svg:x="2.1cm" svg:y="0.0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2cm" svg:height="0.2cm" svg:x="1.1cm" svg:y="1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2cm" svg:height="0.2cm" svg:x="1.1cm" svg:y="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2cm" svg:height="0.2cm" svg:x="1.8cm" svg:y="1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2cm" svg:height="0.2cm" svg:x="2.5cm" svg:y="1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2cm" svg:height="0.2cm" svg:x="1.8cm" svg:y="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2cm" svg:height="0.2cm" svg:x="2.5cm" svg:y="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3cm" svg:y1="2.109cm" svg:x2="1.8cm" svg:y2="2.109cm" draw:start-shape="id1" draw:start-glue-point="10" draw:end-shape="id2" draw:end-glue-point="6" svg:d="M1300 2109h500" svg:viewBox="0 0 501 1">
          <text:p/>
        </draw:connector>
        <draw:custom-shape draw:style-name="gr1" draw:text-style-name="P1" draw:layer="layout" svg:width="0.3cm" svg:height="4cm" svg:x="2.8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4cm" svg:x="3.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2cm" svg:height="0.2cm" svg:x="2.5cm" svg:y="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2cm" svg:height="0.2cm" svg:x="2.5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2cm" svg:height="0.2cm" svg:x="1.1cm" svg:y="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2cm" svg:height="0.2cm" svg:x="1.8cm" svg:y="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0.2cm" svg:height="0.2cm" svg:x="2.5cm" svg:y="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2cm" svg:height="0.2cm" svg:x="1.8cm" svg:y="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2cm" svg:height="0.2cm" svg:x="2.5cm" svg:y="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2cm" svg:height="0.2cm" svg:x="1.8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3cm" svg:y1="2.109cm" svg:x2="1.8cm" svg:y2="2.409cm" draw:start-shape="id1" draw:start-glue-point="10" draw:end-shape="id3" draw:end-glue-point="6" svg:d="M1300 2109l500 300" svg:viewBox="0 0 501 301">
          <text:p/>
        </draw:connector>
        <draw:connector draw:style-name="gr3" draw:text-style-name="P1" draw:layer="layout" draw:type="line" svg:x1="2cm" svg:y1="2.109cm" svg:x2="2.5cm" svg:y2="2.409cm" draw:start-shape="id2" draw:start-glue-point="10" draw:end-shape="id4" draw:end-glue-point="6" svg:d="M2000 2109l500 300" svg:viewBox="0 0 501 301">
          <text:p/>
        </draw:connector>
        <draw:connector draw:style-name="gr3" draw:text-style-name="P1" draw:layer="layout" draw:type="line" svg:x1="2cm" svg:y1="2.109cm" svg:x2="2.5cm" svg:y2="2.109cm" draw:start-shape="id2" draw:start-glue-point="10" draw:end-shape="id5" draw:end-glue-point="6" svg:d="M2000 2109h500" svg:viewBox="0 0 501 1">
          <text:p/>
        </draw:connector>
        <draw:connector draw:style-name="gr4" draw:text-style-name="P1" draw:layer="layout" draw:type="line" svg:x1="2cm" svg:y1="1.809cm" svg:x2="2.5cm" svg:y2="1.809cm" draw:start-shape="id6" draw:start-glue-point="10" draw:end-shape="id7" draw:end-glue-point="6" svg:d="M2000 1809h500" svg:viewBox="0 0 501 1">
          <text:p/>
        </draw:connector>
        <draw:connector draw:style-name="gr4" draw:text-style-name="P1" draw:layer="layout" draw:type="line" svg:x1="1.3cm" svg:y1="1.809cm" svg:x2="1.8cm" svg:y2="1.809cm" draw:start-shape="id8" draw:start-glue-point="10" draw:end-shape="id6" draw:end-glue-point="6" svg:d="M1300 1809h500" svg:viewBox="0 0 501 1">
          <text:p/>
        </draw:connector>
        <draw:connector draw:style-name="gr5" draw:text-style-name="P1" draw:layer="layout" draw:type="line" svg:x1="1.3cm" svg:y1="1.509cm" svg:x2="1.8cm" svg:y2="1.509cm" draw:start-shape="id9" draw:start-glue-point="10" draw:end-shape="id10" draw:end-glue-point="6" svg:d="M1300 1509h500" svg:viewBox="0 0 501 1">
          <text:p/>
        </draw:connector>
        <draw:connector draw:style-name="gr5" draw:text-style-name="P1" draw:layer="layout" draw:type="line" svg:x1="1.3cm" svg:y1="1.509cm" svg:x2="1.829cm" svg:y2="1.28cm" draw:end-shape="id11" draw:end-glue-point="7" svg:d="M1300 1509l529-229" svg:viewBox="0 0 530 230">
          <text:p/>
        </draw:connector>
        <draw:connector draw:style-name="gr5" draw:text-style-name="P1" draw:layer="layout" draw:type="line" svg:x1="2cm" svg:y1="1.209cm" svg:x2="2.5cm" svg:y2="0.909cm" draw:start-shape="id11" draw:start-glue-point="10" draw:end-shape="id12" draw:end-glue-point="6" svg:d="M2000 1209l500-300" svg:viewBox="0 0 501 301">
          <text:p/>
        </draw:connector>
        <draw:connector draw:style-name="gr5" draw:text-style-name="P1" draw:layer="layout" draw:type="line" svg:x1="2cm" svg:y1="1.509cm" svg:x2="2.5cm" svg:y2="1.209cm" draw:start-shape="id10" draw:start-glue-point="10" draw:end-shape="id13" draw:end-glue-point="6" svg:d="M2000 1509l500-300" svg:viewBox="0 0 501 301">
          <text:p/>
        </draw:connector>
        <draw:connector draw:style-name="gr5" draw:text-style-name="P1" draw:layer="layout" draw:type="line" svg:x1="2cm" svg:y1="1.51cm" svg:x2="2.5cm" svg:y2="1.509cm" draw:end-shape="id14" draw:end-glue-point="6" svg:d="M2000 1510l500-1" svg:viewBox="0 0 501 2">
          <text:p/>
        </draw:connector>
        <draw:custom-shape draw:style-name="gr2" draw:text-style-name="P1" xml:id="id19" draw:id="id19" draw:layer="layout" svg:width="0.2cm" svg:height="0.2cm" svg:x="3.2cm" svg:y="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0.2cm" svg:height="0.2cm" svg:x="3.2cm" svg:y="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0.2cm" svg:height="0.2cm" svg:x="3.2cm" svg:y="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2cm" svg:height="0.2cm" svg:x="3.2cm" svg:y="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2cm" svg:height="0.2cm" svg:x="3.2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7cm" svg:y1="2.409cm" svg:x2="3.2cm" svg:y2="2.409cm" draw:start-shape="id4" draw:start-glue-point="1" draw:end-shape="id15" draw:end-glue-point="6" svg:d="M2700 2409h500" svg:viewBox="0 0 501 1">
          <text:p/>
        </draw:connector>
        <draw:connector draw:style-name="gr3" draw:text-style-name="P1" draw:layer="layout" draw:type="line" svg:x1="2.7cm" svg:y1="2.109cm" svg:x2="3.2cm" svg:y2="2.109cm" draw:start-shape="id5" draw:start-glue-point="10" draw:end-shape="id16" draw:end-glue-point="6" svg:d="M2700 2109h500" svg:viewBox="0 0 501 1">
          <text:p/>
        </draw:connector>
        <draw:connector draw:style-name="gr5" draw:text-style-name="P1" draw:layer="layout" draw:type="line" svg:x1="2.7cm" svg:y1="1.509cm" svg:x2="3.2cm" svg:y2="1.509cm" draw:start-shape="id14" draw:start-glue-point="10" draw:end-shape="id17" draw:end-glue-point="6" svg:d="M2700 1509h500" svg:viewBox="0 0 501 1">
          <text:p/>
        </draw:connector>
        <draw:connector draw:style-name="gr5" draw:text-style-name="P1" draw:layer="layout" draw:type="line" svg:x1="2.7cm" svg:y1="1.209cm" svg:x2="3.2cm" svg:y2="1.209cm" draw:start-shape="id13" draw:start-glue-point="10" draw:end-shape="id18" draw:end-glue-point="6" svg:d="M2700 1209h500" svg:viewBox="0 0 501 1">
          <text:p/>
        </draw:connector>
        <draw:connector draw:style-name="gr5" draw:text-style-name="P1" draw:layer="layout" draw:type="line" svg:x1="2.7cm" svg:y1="0.909cm" svg:x2="3.2cm" svg:y2="0.909cm" draw:start-shape="id12" draw:start-glue-point="10" draw:end-shape="id19" draw:end-glue-point="6" svg:d="M2700 909h500" svg:viewBox="0 0 501 1">
          <text:p/>
        </draw:connector>
        <draw:custom-shape draw:style-name="gr6" draw:text-style-name="P1" draw:layer="layout" svg:width="0.6cm" svg:height="1.4cm" svg:x="0.9cm" svg:y="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9cm" fo:margin-bottom="0cm" fo:margin-left="0cm" fo:margin-right="0cm" fo:page-width="3.8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7:18:59.091903319</meta:creation-date>
    <dc:date>2014-11-18T17:07:02.092780194</dc:date>
    <meta:editing-duration>PT6M1S</meta:editing-duration>
    <meta:editing-cycles>2</meta:editing-cycles>
    <meta:generator>LibreOffice/4.2.7.2$Linux_X86_64 LibreOffice_project/420m0$Build-2</meta:generator>
    <meta:document-statistic meta:object-count="42"/>
  </office:meta>
</office:document-meta>
</file>